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master-page-name="HTML">
      <style:paragraph-properties style:page-number="auto"/>
    </style:style>
    <style:style style:name="P2" style:family="paragraph" style:parent-style-name="Heading_20_2" style:master-page-name="">
      <loext:graphic-properties draw:fill-gradient-name="gradient" draw:fill-hatch-name="hatch"/>
      <style:paragraph-properties style:page-number="auto"/>
    </style:style>
    <style:style style:name="P3" style:family="paragraph" style:parent-style-name="Heading_20_2" style:master-page-name="">
      <loext:graphic-properties draw:fill-gradient-name="gradient" draw:fill-hatch-name="hatch"/>
      <style:paragraph-properties style:page-number="auto" fo:keep-with-next="always"/>
    </style:style>
    <style:style style:name="P4" style:family="paragraph" style:parent-style-name="Horizontal_20_Line">
      <style:paragraph-properties style:border-line-width-bottom="0.0209in 0.0209in 0.0209in" fo:padding="0in" fo:border-left="none" fo:border-right="none" fo:border-top="none" fo:border-bottom="4.51pt double #00e000"/>
    </style:style>
    <style:style style:name="P5" style:family="paragraph" style:parent-style-name="Horizontal_20_Line">
      <style:paragraph-properties style:border-line-width-bottom="0.0102in 0.0102in 0.0102in" fo:padding="0in" fo:border-left="none" fo:border-right="none" fo:border-top="none" fo:border-bottom="2.24pt double #00e000"/>
    </style:style>
    <style:style style:name="P6" style:family="paragraph" style:parent-style-name="Horizontal_20_Line">
      <loext:graphic-properties draw:fill-gradient-name="gradient" draw:fill-hatch-name="hatch"/>
      <style:paragraph-properties style:border-line-width-bottom="0.0102in 0.0102in 0.0102in" fo:padding="0in" fo:border-left="none" fo:border-right="none" fo:border-top="none" fo:border-bottom="2.24pt double #00e000" fo:keep-with-next="always"/>
    </style:style>
    <style:style style:name="P7" style:family="paragraph" style:parent-style-name="Horizontal_20_Line" style:master-page-name="">
      <loext:graphic-properties draw:fill-gradient-name="gradient" draw:fill-hatch-name="hatch"/>
      <style:paragraph-properties style:page-number="auto" style:border-line-width-bottom="0.0102in 0.0102in 0.0102in" fo:padding="0in" fo:border-left="none" fo:border-right="none" fo:border-top="none" fo:border-bottom="2.24pt double #00e000" fo:keep-with-next="always"/>
    </style:style>
    <style:style style:name="P8" style:family="paragraph" style:parent-style-name="Text_20_body">
      <style:paragraph-properties fo:text-align="center" style:justify-single-word="false"/>
    </style:style>
    <style:style style:name="P9" style:family="paragraph" style:parent-style-name="Text_20_body" style:master-page-name="">
      <loext:graphic-properties draw:fill-gradient-name="gradient" draw:fill-hatch-name="hatch"/>
      <style:paragraph-properties style:page-number="auto" fo:keep-with-next="always"/>
    </style:style>
    <style:style style:name="P10" style:family="paragraph" style:parent-style-name="Text_20_body">
      <loext:graphic-properties draw:fill-gradient-name="gradient" draw:fill-hatch-name="hatch"/>
      <style:paragraph-properties fo:keep-with-next="always"/>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cription and Conventions</text:h>
      <text:p text:style-name="P4"/>
      <text:p text:style-name="Text_20_body"/>
      <text:h text:style-name="Heading_20_2" text:outline-level="2">Function Naming</text:h>
      <text:p text:style-name="P5"/>
      <text:p text:style-name="Text_20_body">The VI in this library are grouped into categories mostly according to functionality. The VI file name starts with the group name followed by a suffix describing the function of the particular VI. </text:p>
      <text:p text:style-name="Text_20_body">Since this library was patterned after the C++/Java version of the WPILIB, many of the group names are similar to their C++/Java counterpart. As such, those familiar with the C++/Java library should be able to use this library fairly easily. Also, while these functions are fully documented, the C++ or Java documentation will mostly describe this library as well. </text:p>
      <text:p text:style-name="Text_20_body">The HTML and PDF reference documentation for the library is organized by these function groups. </text:p>
      <text:h text:style-name="Heading_20_2" text:outline-level="2">"Execute" Functions</text:h>
      <text:p text:style-name="P5"/>
      <text:p text:style-name="Text_20_body">In order simplify engineering control systems with LabVIEW and this library, additional functions providing the all the functionality of a function group in a single VI have been provided for most function groups. The names of these VI end with the "_EXECUTE" suffix. For many function groups they may be the only function that is needed. </text:p>
      <text:p text:style-name="Text_20_body">In some cases where the number of inputs to a function is large, helper functions have also been provided that feed the "_EXECUTE" function all the needed data. </text:p>
      <text:p text:style-name="Text_20_body">The following picture shows the "_EXECUTE" function for the Advanced PID Function". </text:p>
      <text:p text:style-name="Text_20_body"><text:soft-page-break/><draw:frame draw:style-name="fr1" draw:name="Image1" text:anchor-type="as-char" svg:width="3.8437in" svg:height="4.1354in" draw:z-index="0"><draw:image xlink:href="../HTML_Files/pages/images/Advanced_PID_Execute.png" xlink:type="simple" xlink:show="embed" xlink:actuate="onLoad" draw:mime-type="image/png"/><svg:title>sample execute function</svg:title></draw:frame><text:s/></text:p>
      <text:h text:style-name="Heading_20_2" text:outline-level="2">Function Menu</text:h>
      <text:p text:style-name="P5"/>
      <text:p text:style-name="Text_20_body">Menu items for all the subVI's are included as part of the standard LabVIEW WPI Robotics Library menu </text:p>
      <text:p text:style-name="P8"><draw:frame draw:style-name="fr1" draw:name="Image2" text:anchor-type="as-char" svg:width="6.9201in" svg:height="3.9799in" draw:z-index="1"><draw:image xlink:href="../HTML_Files/pages/images/SampleLabViewMenu.png" xlink:type="simple" xlink:show="embed" xlink:actuate="onLoad" draw:mime-type="image/png"/><svg:title>menu</svg:title></draw:frame><text:s/></text:p>
      <text:p text:style-name="Text_20_body">The functions anticipated to be the most used have been gathered into general sub-menus located at the top of the main menu. </text:p>
      <text:p text:style-name="P8"><text:soft-page-break/><draw:frame draw:style-name="fr1" draw:name="Image3" text:anchor-type="as-char" svg:width="6.0402in" svg:height="4.5098in" draw:z-index="2"><draw:image xlink:href="../HTML_Files/pages/images/GeneralControl.png" xlink:type="simple" xlink:show="embed" xlink:actuate="onLoad" draw:mime-type="image/png"/><svg:title>menu</svg:title></draw:frame><text:s/></text:p>
      <text:p text:style-name="Text_20_body">Below are the Analog, Digital (boolean), and Trajectory general menus </text:p>
      <text:p text:style-name="P8"><draw:frame draw:style-name="fr1" draw:name="Image4" text:anchor-type="as-char" svg:width="6.0902in" svg:height="4.5799in" draw:z-index="3"><draw:image xlink:href="../HTML_Files/pages/images/GeneralControlAnalog.png" xlink:type="simple" xlink:show="embed" xlink:actuate="onLoad" draw:mime-type="image/png"/><svg:title>menu</svg:title></draw:frame><text:s/></text:p>
      <text:p text:style-name="P8"><text:soft-page-break/><draw:frame draw:style-name="fr1" draw:name="Image5" text:anchor-type="as-char" svg:width="5.1402in" svg:height="4.5598in" draw:z-index="4"><draw:image xlink:href="../HTML_Files/pages/images/GeneralControlDigital.png" xlink:type="simple" xlink:show="embed" xlink:actuate="onLoad" draw:mime-type="image/png"/><svg:title>menu</svg:title></draw:frame><text:s/></text:p>
      <text:p text:style-name="P8"><draw:frame draw:style-name="fr1" draw:name="Image6" text:anchor-type="as-char" svg:width="5.1098in" svg:height="4.5299in" draw:z-index="5"><draw:image xlink:href="../HTML_Files/pages/images/GeneralControlTrajectory.png" xlink:type="simple" xlink:show="embed" xlink:actuate="onLoad" draw:mime-type="image/png"/><svg:title>menu</svg:title></draw:frame><text:s/></text:p>
      <text:p text:style-name="Text_20_body"/>
      <text:h text:style-name="Heading_20_2" text:outline-level="2"><text:soft-page-break/>Function Snippets</text:h>
      <text:p text:style-name="P5"/>
      <text:p text:style-name="Text_20_body">To make the functions easier to use, a number of the menu items place "snippets" of code that includes the desired function and and other functions or constants often wired to the function. Unless the name is too long, the menu name ends with "snippet". The "general" function sub-menus are all snippets.</text:p>
      <text:p text:style-name="P8"><draw:frame draw:style-name="fr1" draw:name="Image7" text:anchor-type="as-char" svg:width="4.9in" svg:height="4.0598in" draw:z-index="6"><draw:image xlink:href="../HTML_Files/pages/images/MacroSample.png" xlink:type="simple" xlink:show="embed" xlink:actuate="onLoad" draw:mime-type="image/png"/><svg:title>menu</svg:title></draw:frame><text:s/></text:p>
      <text:p text:style-name="Text_20_body"/>
      <text:h text:style-name="P3" text:outline-level="2"><text:soft-page-break/>Function Help</text:h>
      <text:p text:style-name="P6"/>
      <text:p text:style-name="P10">Each VI includes help that can be accessed using the standard LabVIEW help toggle (Ctrl H). </text:p>
      <text:p text:style-name="P8"><draw:frame draw:style-name="fr1" draw:name="Image8" text:anchor-type="as-char" svg:width="5.3701in" svg:height="4.7299in" draw:z-index="7"><draw:image xlink:href="../HTML_Files/pages/images/SampleViHelp.png" xlink:type="simple" xlink:show="embed" xlink:actuate="onLoad" draw:mime-type="image/png"/><svg:title>sample help</svg:title></draw:frame><text:s/></text:p>
      <text:h text:style-name="P2" text:outline-level="2"><text:soft-page-break/>Function Examples</text:h>
      <text:p text:style-name="P7"/>
      <text:p text:style-name="P9">Many of the functions have examples that can be found under the LabVIEW "Find examples..." function. (Help -&gt; Find Examples...). The function examples are easiest to find when "Directory Structure" is selected. </text:p>
      <text:p text:style-name="P8"><draw:frame draw:style-name="fr1" draw:name="Image9" text:anchor-type="as-char" svg:width="6.5in" svg:height="5.2902in" draw:z-index="8"><draw:image xlink:href="../HTML_Files/pages/images/LabVIEWFindHelp.png" xlink:type="simple" xlink:show="embed" xlink:actuate="onLoad" draw:mime-type="image/png"/><svg:title>sample help</svg:title></draw:frame><text:s/></text:p>
      <text:p text:style-name="Text_20_body">There are additional function samples, robot samples, and dashboard samples here: <text:a xlink:type="simple" xlink:href="https://github.com/jsimpso81/WPIlibMathLabVIEW_Examples" text:style-name="Internet_20_link" text:visited-style-name="Visited_20_Internet_20_Link">https://github.com/jsimpso81/WPIlibMathLabVIEW_Examples</text:a> </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WPILib LabVIEW Math Library - Description and Conventions</dc:title>
    <meta:generator>LibreOffice/7.2.6.2$Windows_x86 LibreOffice_project/b0ec3a565991f7569a5a7f5d24fed7f52653d754</meta:generator>
    <dc:date>2023-01-14T17:18:47.747000000</dc:date>
    <dc:creator>Jim Simpson</dc:creator>
    <meta:editing-duration>PT1M57S</meta:editing-duration>
    <meta:editing-cycles>1</meta:editing-cycles>
    <meta:document-statistic meta:table-count="0" meta:image-count="9" meta:object-count="0" meta:page-count="7" meta:paragraph-count="29" meta:word-count="380" meta:character-count="2414" meta:non-whitespace-character-count="2033"/>
  </office:meta>
</office:document-meta>
</file>